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presentation:display-footer="false" presentation:display-page-number="tru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draw:fill="bitmap" draw:fill-color="#729fcf" draw:fill-image-name="Bitmap_20_1" presentation:display-footer="false" presentation:display-page-number="tru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4.786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2.95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margin-left="0cm" fo:margin-right="0cm" fo:margin-top="0cm" fo:margin-bottom="0.498cm" fo:text-indent="0cm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footer-decl presentation:name="ftr1">https://github.com/Otumian-empire</presentation:footer-decl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footer-name="ftr1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 text:style-name="P1">CLI - Command-Line Interface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Creating, reading, updating, deleting and navigation on the command-line interface</text:p>
          </draw:text-box>
        </draw:frame>
        <presentation:notes draw:style-name="dp2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is CLI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LI – stands for the command-line interface.</text:p>
              </text:list-item>
              <text:list-item>
                <text:p>It is a computing platform (interface) where the user (you) issues commands to the computer (program).</text:p>
              </text:list-item>
              <text:list-item>
                <text:p>This is text base contrary to GUI – Graphical-User interfac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reating a Folde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mkdir &lt;folder_name&gt;</text:p>
              </text:list-item>
              <text:list-item>
                <text:p>mkdir is in lowercase</text:p>
              </text:list-item>
              <text:list-item>
                <text:p>&lt;folder_name&gt; is the name of the folder</text:p>
              </text:list-item>
              <text:list-item>
                <text:p text:style-name="P4">Then followed by the ls command</text:p>
              </text:list-item>
              <text:list-item>
                <text:p text:style-name="P4">The ls command will list all the contents of the current working directory</text:p>
              </text:list-item>
              <text:list-item>
                <text:p>If the previous was successful, you’d see the &lt;folder_name&gt; list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5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hange into that folder</text:p>
          </draw:text-box>
        </draw:frame>
        <draw:frame presentation:style-name="pr6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cd &lt;folder_name&gt;</text:p>
              </text:list-item>
              <text:list-item>
                <text:p>cd is stands for change directory</text:p>
              </text:list-item>
              <text:list-item>
                <text:p>&lt;folder_name&gt; is the name of the folder in which you want to change into.</text:p>
              </text:list-item>
              <text:list-item>
                <text:p>And to move back the directory, cd ..</text:p>
              </text:list-item>
              <text:list-item>
                <text:p>The “..” means the previous directory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ove folder</text:p>
          </draw:text-box>
        </draw:frame>
        <draw:frame presentation:style-name="pr6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mv &lt;folder_name&gt; &lt;new_location&gt;</text:p>
              </text:list-item>
              <text:list-item>
                <text:p>mv command will move &lt;folder_name&gt; to a &lt;new_location&gt; if exists</text:p>
              </text:list-item>
              <text:list-item>
                <text:p>If &lt;new_location&gt; doesn’t exist, it will rename &lt;folder_name&gt;</text:p>
              </text:list-item>
              <text:list-item>
                <text:p>Though, this will work just f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name a folde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mv &lt;old_folder_name&gt; &lt;new_folder_name&gt;</text:p>
              </text:list-item>
              <text:list-item>
                <text:p>This is usually better if you are renaming in the same fold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py a folde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cp -r &lt;folder_name&gt; &lt;new_folder_name&gt;</text:p>
              </text:list-item>
              <text:list-item>
                <text:p>The cp command with the -r flag copies the content of &lt;folder_name&gt; into &lt;new_folder_name&gt;</text:p>
              </text:list-item>
              <text:list-item>
                <text:p>Without the -r flag, the CLI would spit an error message that -r isn’t specifi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lete folde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rmdir &lt;folder_name&gt;</text:p>
              </text:list-item>
              <text:list-item>
                <text:p>The rmdir stands for remove directory</text:p>
              </text:list-item>
              <text:list-item>
                <text:p>This will delete an empty directory</text:p>
              </text:list-item>
              <text:list-item>
                <text:p>rm -r &lt;folder_name&gt;</text:p>
              </text:list-item>
              <text:list-item>
                <text:p>-r flag removes the content of the folder, then the folder</text:p>
              </text:list-item>
              <text:list-item>
                <text:p>-r means recurs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reating file</text:p>
          </draw:text-box>
        </draw:frame>
        <draw:frame presentation:style-name="pr7" draw:layer="layout" svg:width="29.832cm" svg:height="12.954cm" svg:x="1.664cm" svg:y="5.33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riting into a file</text:p>
          </draw:text-box>
        </draw:frame>
        <draw:frame presentation:style-name="pr7" draw:layer="layout" svg:width="29.832cm" svg:height="12.954cm" svg:x="1.664cm" svg:y="5.33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ad the file</text:p>
          </draw:text-box>
        </draw:frame>
        <draw:frame presentation:style-name="pr7" draw:layer="layout" svg:width="29.832cm" svg:height="12.954cm" svg:x="1.664cm" svg:y="5.33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py a file</text:p>
          </draw:text-box>
        </draw:frame>
        <draw:frame presentation:style-name="pr7" draw:layer="layout" svg:width="29.832cm" svg:height="12.954cm" svg:x="1.664cm" svg:y="5.33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ove file</text:p>
          </draw:text-box>
        </draw:frame>
        <draw:frame presentation:style-name="pr7" draw:layer="layout" svg:width="29.832cm" svg:height="12.954cm" svg:x="1.664cm" svg:y="5.33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name file</text:p>
          </draw:text-box>
        </draw:frame>
        <draw:frame presentation:style-name="pr7" draw:layer="layout" svg:width="29.832cm" svg:height="12.954cm" svg:x="1.664cm" svg:y="5.33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6" draw:master-page-name="Vivid1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5" draw:layer="layout" svg:width="29.832cm" svg:height="12.954cm" svg:x="1.664cm" svg:y="5.334cm">
          <draw:text-box>
            <text:p><text:a xlink:href="https://github.com/Otumian-empire/cli" xlink:type="simple">https://github.com/Otumian-empire/cli</text:a></text:p>
            <text:p/>
            <text:p>The end</text:p>
          </draw:text-box>
        </draw:frame>
        <draw:frame presentation:style-name="pr3" draw:layer="layout" svg:width="29.996cm" svg:height="3.506cm" svg:x="1.664cm" svg:y="0.337cm" presentation:class="title">
          <draw:text-box>
            <text:p>Where to find this slid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6T13:56:34.892799953</meta:creation-date>
    <meta:editing-duration>PT45M23S</meta:editing-duration>
    <meta:editing-cycles>9</meta:editing-cycles>
    <meta:generator>LibreOffice/6.0.7.3$Linux_X86_64 LibreOffice_project/00m0$Build-3</meta:generator>
    <dc:title>Vivid</dc:title>
    <meta:initial-creator>Michael Otu</meta:initial-creator>
    <dc:date>2019-10-06T15:23:50.938673916</dc:date>
    <dc:creator>Michael Otu</dc:creator>
    <meta:document-statistic meta:object-count="100"/>
  </office:meta>
</office:document-meta>
</file>